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isation du sac à charge suspendue et construction du schéma blocs</text:p>
      <text:p text:style-name="P2"/>
      <text:p text:style-name="Standard">Le système sera modelisé ici en n'utilisant que des fonctions linéaires, afin de pouvoir en construire le schéma blocs.</text:p>
      <text:p text:style-name="Standard">Les équations sont présentées dans l'ordre du schéma blocs, de gauche à droite, de haut en bas.</text:p>
      <text:p text:style-name="Standard">La simplicité des équations permettra de donner celles-ci directement dans le domaine de Laplace, en considèrant les conditions initiales comme étant toutes nulles.</text:p>
      <text:p text:style-name="Standard">Le rail du sac est supposé vertical.</text:p>
      <text:p text:style-name="Standard">Le poids de la charge suspendue est compensé par une compression statique du ressort. C'est pourquoi le poids sera ignoré, et la position de référence du systeme sera prise à l'équilibre dans le champ de pesanteur terrestre.</text:p>
      <text:p text:style-name="Standard">La masse des différentes pièces sera négligée devant la masse de la charge suspendue, nous prendront néanmoins en compte le moment d'inertie de la génératrice.</text:p>
      <text:p text:style-name="Standard"/>
      <text:p text:style-name="Standard">Géometriquement, on trouve :</text:p>
      <text:p text:style-name="P3"><draw:frame draw:style-name="fr1" draw:name="Objet1" text:anchor-type="as-char" svg:width="2.649cm" svg:height="0.5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e roulement sans glissement de la roue dentée, de rayon <draw:frame draw:style-name="fr1" draw:name="Objet16" text:anchor-type="as-char" svg:width="0.97cm" svg:height="0.529cm" draw:z-index="12"><draw:object xlink:href="./Object 16" xlink:type="simple" xlink:show="embed" xlink:actuate="onLoad"/><draw:image xlink:href="./ObjectReplacements/Object 16" xlink:type="simple" xlink:show="embed" xlink:actuate="onLoad"/></draw:frame>sur la crémaillère permet d'affirmer :</text:p>
      <text:p text:style-name="Standard"><draw:frame draw:style-name="fr1" draw:name="Objet2" text:anchor-type="as-char" svg:width="2.79cm" svg:height="1.06cm" draw:z-index="1"><draw:object xlink:href="./Object 2" xlink:type="simple" xlink:show="embed" xlink:actuate="onLoad"/><draw:image xlink:href="./ObjectReplacements/Object 2" xlink:type="simple" xlink:show="embed" xlink:actuate="onLoad"/></draw:frame> </text:p>
      <text:p text:style-name="Standard">d'où, par dérivation par rapport au temps :</text:p>
      <text:p text:style-name="Standard"><draw:frame draw:style-name="fr1" draw:name="Objet3" text:anchor-type="as-char" svg:width="2.82cm" svg:height="1.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Le réducteur, de rapport de réduction <draw:frame draw:style-name="fr1" draw:name="Objet17" text:anchor-type="as-char" svg:width="0.626cm" svg:height="0.529cm" draw:z-index="14"><draw:object xlink:href="./Object 17" xlink:type="simple" xlink:show="embed" xlink:actuate="onLoad"/><draw:image xlink:href="./ObjectReplacements/Object 17" xlink:type="simple" xlink:show="embed" xlink:actuate="onLoad"/></draw:frame>, agit par définition de sorte que :</text:p>
      <text:p text:style-name="Standard"><draw:frame draw:style-name="fr1" draw:name="Objet4" text:anchor-type="as-char" svg:width="2.808cm" svg:height="1.0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L'équation de fém de la génératrice à courant continu, de flux propre <draw:frame draw:style-name="fr1" draw:name="Objet18" text:anchor-type="as-char" svg:width="0.635cm" svg:height="0.542cm" draw:z-index="15"><draw:object xlink:href="./Object 18" xlink:type="simple" xlink:show="embed" xlink:actuate="onLoad"/><draw:image xlink:href="./ObjectReplacements/Object 18" xlink:type="simple" xlink:show="embed" xlink:actuate="onLoad"/></draw:frame>donne :</text:p>
      <text:p text:style-name="Standard"><draw:frame draw:style-name="fr1" draw:name="Objet5" text:anchor-type="as-char" svg:width="2.256cm" svg:height="0.54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La loi des mailles appliquée au circuit électrique donne :</text:p>
      <text:p text:style-name="Standard"><draw:frame draw:style-name="fr1" draw:name="Objet6" text:anchor-type="as-char" svg:width="3.12cm" svg:height="1.0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La loi d'Ohm appliquée à la charge de résistance <draw:frame draw:style-name="fr1" draw:name="Objet19" text:anchor-type="as-char" svg:width="0.743cm" svg:height="0.529cm" draw:z-index="16"><draw:object xlink:href="./Object 19" xlink:type="simple" xlink:show="embed" xlink:actuate="onLoad"/><draw:image xlink:href="./ObjectReplacements/Object 19" xlink:type="simple" xlink:show="embed" xlink:actuate="onLoad"/></draw:frame>permet d'affirmer :</text:p>
      <text:p text:style-name="Standard"><draw:frame draw:style-name="fr1" draw:name="Objet7" text:anchor-type="as-char" svg:width="1.951cm" svg:height="0.52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L'équations du ressort, ici supposé linéaire de raideur <draw:frame draw:style-name="fr1" draw:name="Objet14" text:anchor-type="as-char" svg:width="0.406cm" svg:height="0.467cm" draw:z-index="17"><draw:object xlink:href="./Object 14" xlink:type="simple" xlink:show="embed" xlink:actuate="onLoad"/><draw:image xlink:href="./ObjectReplacements/Object 14" xlink:type="simple" xlink:show="embed" xlink:actuate="onLoad"/></draw:frame>, est :</text:p>
      <text:p text:style-name="Standard"><draw:frame draw:style-name="fr1" draw:name="Objet8" text:anchor-type="as-char" svg:width="2.422cm" svg:height="0.56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L'équation modélisant le frottement, supposé fluide de coefficient <draw:frame draw:style-name="fr1" draw:name="Objet15" text:anchor-type="as-char" svg:width="0.415cm" svg:height="0.467cm" draw:z-index="18"><draw:object xlink:href="./Object 15" xlink:type="simple" xlink:show="embed" xlink:actuate="onLoad"/><draw:image xlink:href="./ObjectReplacements/Object 15" xlink:type="simple" xlink:show="embed" xlink:actuate="onLoad"/></draw:frame>, existant entre le rail et la charge suspendue montre que :</text:p>
      <text:p text:style-name="Standard"><draw:frame draw:style-name="fr1" draw:name="Objet9" text:anchor-type="as-char" svg:width="2.826cm" svg:height="0.56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Le bâti exerce donc, en projection selon <draw:frame draw:style-name="fr1" draw:name="Objet10" text:anchor-type="as-char" svg:width="0.559cm" svg:height="0.529cm" draw:z-index="9"><draw:object xlink:href="./Object 10" xlink:type="simple" xlink:show="embed" xlink:actuate="onLoad"/><draw:image xlink:href="./ObjectReplacements/Object 10" xlink:type="simple" xlink:show="embed" xlink:actuate="onLoad"/></draw:frame>, la force totale :</text:p>
      <text:p text:style-name="Standard"><draw:frame draw:style-name="fr1" draw:name="Objet11" text:anchor-type="as-char" svg:width="3.383cm" svg:height="0.56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La loi des moments du principe fondamental de la dynamique, appliquée au rotor de la génératrice, en projection selon l'axe de rotation, donne, en posant <draw:frame draw:style-name="fr1" draw:name="Objet13" text:anchor-type="as-char" svg:width="0.878cm" svg:height="0.529cm" draw:z-index="13"><draw:object xlink:href="./Object 13" xlink:type="simple" xlink:show="embed" xlink:actuate="onLoad"/><draw:image xlink:href="./ObjectReplacements/Object 13" xlink:type="simple" xlink:show="embed" xlink:actuate="onLoad"/></draw:frame>le couple dû à l'acceleration de la rotation du rotor :</text:p>
      <text:p text:style-name="Standard"><draw:frame draw:style-name="fr1" draw:name="Objet12" text:anchor-type="as-char" svg:width="2.829cm" svg:height="0.54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Le théorème de la résultante, appliqué à la charge suspendue, en posant <draw:frame draw:style-name="fr1" draw:name="Objet21" text:anchor-type="as-char" svg:width="0.52cm" svg:height="0.467cm" draw:z-index="20"><draw:object xlink:href="./Object 21" xlink:type="simple" xlink:show="embed" xlink:actuate="onLoad"/><draw:image xlink:href="./ObjectReplacements/Object 21" xlink:type="simple" xlink:show="embed" xlink:actuate="onLoad"/></draw:frame>la masse de la charge et <draw:frame draw:style-name="fr1" draw:name="Objet22" text:anchor-type="as-char" svg:width="0.838cm" svg:height="0.529cm" draw:z-index="21"><draw:object xlink:href="./Object 22" xlink:type="simple" xlink:show="embed" xlink:actuate="onLoad"/><draw:image xlink:href="./ObjectReplacements/Object 22" xlink:type="simple" xlink:show="embed" xlink:actuate="onLoad"/></draw:frame>la somme des forces extérieures appliquées à celle ci, donne en projection selon <draw:frame draw:style-name="fr1" draw:name="Objet23" text:anchor-type="as-char" svg:width="0.559cm" svg:height="0.529cm" draw:z-index="22"><draw:object xlink:href="./Object 23" xlink:type="simple" xlink:show="embed" xlink:actuate="onLoad"/><draw:image xlink:href="./ObjectReplacements/Object 23" xlink:type="simple" xlink:show="embed" xlink:actuate="onLoad"/></draw:frame>:</text:p>
      <text:p text:style-name="Standard"><draw:frame draw:style-name="fr1" draw:name="Objet20" text:anchor-type="as-char" svg:width="2.956cm" svg:height="1.05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En posant <draw:frame draw:style-name="fr1" draw:name="Objet26" text:anchor-type="as-char" svg:width="1.009cm" svg:height="0.529cm" draw:z-index="24"><draw:object xlink:href="./Object 26" xlink:type="simple" xlink:show="embed" xlink:actuate="onLoad"/><draw:image xlink:href="./ObjectReplacements/Object 26" xlink:type="simple" xlink:show="embed" xlink:actuate="onLoad"/></draw:frame>la valeur de la force exercée par la roue dentée sur l'ensemble suspendu, un bilan des forces appliqué à la charge suspendue permet d'écrire, en projection selon <draw:frame draw:style-name="fr1" draw:name="Objet25" text:anchor-type="as-char" svg:width="0.559cm" svg:height="0.529cm" draw:z-index="25"><draw:object xlink:href="./Object 25" xlink:type="simple" xlink:show="embed" xlink:actuate="onLoad"/><draw:image xlink:href="./ObjectReplacements/Object 25" xlink:type="simple" xlink:show="embed" xlink:actuate="onLoad"/></draw:frame>:</text:p>
      <text:p text:style-name="Standard"><draw:frame draw:style-name="fr1" draw:name="Objet24" text:anchor-type="as-char" svg:width="3.112cm" svg:height="0.529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>La loi des moments du principe fondamental de la dynamique, appliquée à la roue dentée en son centre permet d'écrire :</text:p>
      <text:p text:style-name="Standard"><draw:frame draw:style-name="fr1" draw:name="Objet27" text:anchor-type="as-char" svg:width="3.159cm" svg:height="1.06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/>
      <text:p text:style-name="Standard">En supposant le rendement du réducteur égal à 1, la conservation de la puissance des efforts transmis par celui-ci permet d'écrire :</text:p>
      <text:p text:style-name="Standard"><draw:frame draw:style-name="fr1" draw:name="Objet28" text:anchor-type="as-char" svg:width="2.723cm" svg:height="1.06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/>
      <text:p text:style-name="Standard">Un bilan des moments appliqués au rotor de la génératrice donne :</text:p>
      <text:p text:style-name="Standard"><draw:frame draw:style-name="fr1" draw:name="Objet29" text:anchor-type="as-char" svg:width="3.032cm" svg:height="0.529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Standard">L'équation de couple de la génératrice donne enfin :</text:p>
      <text:p text:style-name="Standard"><draw:frame draw:style-name="fr1" draw:name="Objet30" text:anchor-type="as-char" svg:width="2.071cm" svg:height="0.542cm" draw:z-index="29"><draw:object xlink:href="./Object 30" xlink:type="simple" xlink:show="embed" xlink:actuate="onLoad"/><draw:image xlink:href="./ObjectReplacements/Object 3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Vincent</meta:initial-creator>
    <meta:creation-date>2006-06-03T21:38:58</meta:creation-date>
    <dc:creator>Vincent</dc:creator>
    <dc:date>2006-06-04T12:32:32</dc:date>
    <meta:printed-by>Vincent</meta:printed-by>
    <meta:print-date>2006-06-03T21:45:57</meta:print-date>
    <dc:language>fr-FR</dc:language>
    <meta:editing-cycles>7</meta:editing-cycles>
    <meta:editing-duration>PT1H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0" meta:page-count="2" meta:paragraph-count="41" meta:word-count="403" meta:character-count="25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o math:stretchy="false"></math:mo>
      </math:msub>
      <math:mo math:stretchy="false">=</math:mo>
      <math:mrow>
        <math:msub>
          <math:mi>Z</math:mi>
          <math:mi math:fontstyle="italic">dos</math:mi>
        </math:msub>
        <math:mo math:stretchy="false">−</math:mo>
        <math:msub>
          <math:mi>Z</math:mi>
          <math:mi math:fontstyle="italic">sac</math:mi>
        </math:msub>
      </math:mrow>
    </math:mrow>
    <math:annotation math:encoding="StarMath 5.0">Z_%varepsilon = Z_dos - Z_sac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u</math:mi>
        <math:mi>z</math:mi>
      </math:msub>
      <math:mo math:stretchy="false"></math:mo>
    </math:mover>
    <math:annotation math:encoding="StarMath 5.0">widevec {u_z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F</math:mi>
          <math:mi math:fontstyle="italic">bati</math:mi>
        </math:msub>
        <math:mo math:stretchy="false">=</math:mo>
        <math:mrow>
          <math:mo math:stretchy="false"></math:mo>
          <math:mrow>
            <math:mi>k</math:mi>
            <math:mo math:stretchy="false"></math:mo>
            <math:mrow>
              <math:mi>f</math:mi>
              <math:mo math:stretchy="false">⋅</math:mo>
              <math:mi>p</math:mi>
            </math:mrow>
          </math:mrow>
          <math:mo math:stretchy="false"></math:mo>
        </math:mrow>
      </math:mrow>
      <math:msub>
        <math:mi>Z</math:mi>
        <math:mo math:stretchy="false"></math:mo>
      </math:msub>
    </math:mrow>
    <math:annotation math:encoding="StarMath 5.0">F_bati = (k + f cdot p) Z_%varepsilon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acc</math:mi>
      </math:msub>
      <math:mo math:stretchy="false">=</math:mo>
      <math:mrow>
        <math:mrow>
          <math:mi>J</math:mi>
          <math:mo math:stretchy="false">⋅</math:mo>
          <math:mi>p</math:mi>
        </math:mrow>
        <math:mo math:stretchy="false">⋅</math:mo>
        <math:msub>
          <math:mo math:stretchy="false"></math:mo>
          <math:mi math:fontstyle="italic">gen</math:mi>
        </math:msub>
      </math:mrow>
    </math:mrow>
    <math:annotation math:encoding="StarMath 5.0">C_acc = J cdot p cdot %OMEGA_ge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acc</math:mi>
    </math:msub>
    <math:annotation math:encoding="StarMath 5.0">C_acc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roue</math:mi>
    </math:msub>
    <math:annotation math:encoding="StarMath 5.0">R_rou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C</math:mi>
      <math:mi>r</math:mi>
    </math:msub>
    <math:annotation math:encoding="StarMath 5.0">C_r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ch</math:mi>
    </math:msub>
    <math:annotation math:encoding="StarMath 5.0">R_c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</math:mo>
        <math:mi math:fontstyle="italic">roue</math:mi>
      </math:msub>
      <math:mo math:stretchy="false">=</math:mo>
      <math:mrow>
        <math:mfrac>
          <math:mn>1</math:mn>
          <math:msub>
            <math:mi>R</math:mi>
            <math:mi math:fontstyle="italic">roue</math:mi>
          </math:msub>
        </math:mfrac>
        <math:mo math:stretchy="false">⋅</math:mo>
        <math:msub>
          <math:mi>Z</math:mi>
          <math:mo math:stretchy="false"></math:mo>
        </math:msub>
      </math:mrow>
    </math:mrow>
    <math:annotation math:encoding="StarMath 5.0">%THETA_roue = {{1} over {R_roue} }cdot Z_%varepsilon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 math:fontstyle="italic">sac</math:mi>
      </math:msub>
      <math:mo math:stretchy="false">=</math:mo>
      <math:mrow>
        <math:mfrac>
          <math:mn>1</math:mn>
          <math:mrow>
            <math:mi>m</math:mi>
            <math:mo math:stretchy="false">⋅</math:mo>
            <math:msup>
              <math:mi>p</math:mi>
              <math:mn>2</math:mn>
            </math:msup>
          </math:mrow>
        </math:mfrac>
        <math:mo math:stretchy="false">⋅</math:mo>
        <math:msub>
          <math:mi>F</math:mi>
          <math:mi math:fontstyle="italic">ext</math:mi>
        </math:msub>
      </math:mrow>
    </math:mrow>
    <math:annotation math:encoding="StarMath 5.0">Z_sac = {1} over {m cdot p^2} cdot F_ext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ext</math:mi>
    </math:msub>
    <math:annotation math:encoding="StarMath 5.0">F_ext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u</math:mi>
        <math:mi>z</math:mi>
      </math:msub>
      <math:mo math:stretchy="false"></math:mo>
    </math:mover>
    <math:annotation math:encoding="StarMath 5.0">widevec u_z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ext</math:mi>
      </math:msub>
      <math:mo math:stretchy="false">=</math:mo>
      <math:mrow>
        <math:msub>
          <math:mi>F</math:mi>
          <math:mi math:fontstyle="italic">bati</math:mi>
        </math:msub>
        <math:mo math:stretchy="false"></math:mo>
        <math:msub>
          <math:mi>F</math:mi>
          <math:mi math:fontstyle="italic">roue</math:mi>
        </math:msub>
      </math:mrow>
    </math:mrow>
    <math:annotation math:encoding="StarMath 5.0">F_ext = F_bati + F_roue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u</math:mi>
        <math:mi>z</math:mi>
      </math:msub>
      <math:mo math:stretchy="false"></math:mo>
    </math:mover>
    <math:annotation math:encoding="StarMath 5.0">widevec u_z 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roue</math:mi>
    </math:msub>
    <math:annotation math:encoding="StarMath 5.0">F_roue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roue</math:mi>
      </math:msub>
      <math:mo math:stretchy="false">=</math:mo>
      <math:mrow>
        <math:mfrac>
          <math:mn>1</math:mn>
          <math:msub>
            <math:mi>R</math:mi>
            <math:mi math:fontstyle="italic">roue</math:mi>
          </math:msub>
        </math:mfrac>
        <math:mo math:stretchy="false">⋅</math:mo>
        <math:msub>
          <math:mi>C</math:mi>
          <math:mi math:fontstyle="italic">roue</math:mi>
        </math:msub>
      </math:mrow>
    </math:mrow>
    <math:annotation math:encoding="StarMath 5.0">F_roue = {1}over {R_roue} cdot C_rou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roue</math:mi>
      </math:msub>
      <math:mo math:stretchy="false">=</math:mo>
      <math:mrow>
        <math:mfrac>
          <math:mn>1</math:mn>
          <math:msub>
            <math:mi>C</math:mi>
            <math:mi>r</math:mi>
          </math:msub>
        </math:mfrac>
        <math:mo math:stretchy="false">⋅</math:mo>
        <math:msub>
          <math:mi>C</math:mi>
          <math:mi math:fontstyle="italic">gen</math:mi>
        </math:msub>
      </math:mrow>
    </math:mrow>
    <math:annotation math:encoding="StarMath 5.0">C_roue = {1} over {C_r} cdot C_gen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gen</math:mi>
      </math:msub>
      <math:mo math:stretchy="false">=</math:mo>
      <math:mrow>
        <math:msub>
          <math:mi>C</math:mi>
          <math:mi math:fontstyle="italic">elec</math:mi>
        </math:msub>
        <math:mo math:stretchy="false"></math:mo>
        <math:msub>
          <math:mi>C</math:mi>
          <math:mi math:fontstyle="italic">acc</math:mi>
        </math:msub>
      </math:mrow>
    </math:mrow>
    <math:annotation math:encoding="StarMath 5.0">C_gen = C_elec + C_acc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</math:mo>
        <math:mi math:fontstyle="italic">roue</math:mi>
      </math:msub>
      <math:mo math:stretchy="false">=</math:mo>
      <math:mrow>
        <math:mfrac>
          <math:mi>p</math:mi>
          <math:msub>
            <math:mi>R</math:mi>
            <math:mi math:fontstyle="italic">roue</math:mi>
          </math:msub>
        </math:mfrac>
        <math:mo math:stretchy="false">⋅</math:mo>
        <math:msub>
          <math:mi>Z</math:mi>
          <math:mo math:stretchy="false"></math:mo>
        </math:msub>
      </math:mrow>
    </math:mrow>
    <math:annotation math:encoding="StarMath 5.0">%OMEGA_roue = {p} over {R_roue} cdot Z_%varepsilon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gen</math:mi>
      </math:msub>
      <math:mo math:stretchy="false">=</math:mo>
      <math:mrow>
        <math:msub>
          <math:mo math:stretchy="false"></math:mo>
          <math:mn>0 </math:mn>
        </math:msub>
        <math:mo math:stretchy="false">⋅</math:mo>
        <math:mi>I</math:mi>
      </math:mrow>
    </math:mrow>
    <math:annotation math:encoding="StarMath 5.0">C_gen = %PHI_0 cdot 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</math:mo>
        <math:mi math:fontstyle="italic">gen</math:mi>
      </math:msub>
      <math:mo math:stretchy="false">=</math:mo>
      <math:mrow>
        <math:mfrac>
          <math:mn>1</math:mn>
          <math:msub>
            <math:mi>C</math:mi>
            <math:mi>r</math:mi>
          </math:msub>
        </math:mfrac>
        <math:mo math:stretchy="false">⋅</math:mo>
        <math:msub>
          <math:mo math:stretchy="false"></math:mo>
          <math:mi math:fontstyle="italic">roue</math:mi>
        </math:msub>
      </math:mrow>
    </math:mrow>
    <math:annotation math:encoding="StarMath 5.0">%OMEGA_gen = {1} over {C_r} cdot %OMEGA_rou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row>
        <math:msub>
          <math:mo math:stretchy="false"></math:mo>
          <math:mn>0 </math:mn>
        </math:msub>
        <math:mo math:stretchy="false">⋅</math:mo>
        <math:msub>
          <math:mo math:stretchy="false"></math:mo>
          <math:mi math:fontstyle="italic">gen</math:mi>
        </math:msub>
      </math:mrow>
    </math:mrow>
    <math:annotation math:encoding="StarMath 5.0">E=%PHI_0 cdot %OMEGA_gen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frac>
        <math:mi>E</math:mi>
        <math:mrow>
          <math:mrow>
            <math:mi>R</math:mi>
            <math:mo math:stretchy="false"></math:mo>
            <math:msub>
              <math:mi>R</math:mi>
              <math:mi math:fontstyle="italic">ch</math:mi>
            </math:msub>
          </math:mrow>
          <math:mo math:stretchy="false"></math:mo>
          <math:mrow>
            <math:mi>L</math:mi>
            <math:mo math:stretchy="false">⋅</math:mo>
            <math:mi>p</math:mi>
          </math:mrow>
        </math:mrow>
      </math:mfrac>
    </math:mrow>
    <math:annotation math:encoding="StarMath 5.0">I = {E} over {R + R_ch + L cdot 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ut</math:mi>
      </math:msub>
      <math:mo math:stretchy="false">=</math:mo>
      <math:mrow>
        <math:msub>
          <math:mi>R</math:mi>
          <math:mi math:fontstyle="italic">ch</math:mi>
        </math:msub>
        <math:mo math:stretchy="false">⋅</math:mo>
        <math:mi>I</math:mi>
      </math:mrow>
    </math:mrow>
    <math:annotation math:encoding="StarMath 5.0">E_ut = R_ch cdot 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ressort</math:mi>
      </math:msub>
      <math:mo math:stretchy="false">=</math:mo>
      <math:mrow>
        <math:mi>k</math:mi>
        <math:mo math:stretchy="false">⋅</math:mo>
        <math:msub>
          <math:mi>Z</math:mi>
          <math:mo math:stretchy="false"></math:mo>
        </math:msub>
      </math:mrow>
    </math:mrow>
    <math:annotation math:encoding="StarMath 5.0">F_ressort = k cdot Z_%varepsilo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fluide</math:mi>
      </math:msub>
      <math:mo math:stretchy="false">=</math:mo>
      <math:mrow>
        <math:mrow>
          <math:mi>f</math:mi>
          <math:mo math:stretchy="false">⋅</math:mo>
          <math:mi>p</math:mi>
        </math:mrow>
        <math:mo math:stretchy="false">⋅</math:mo>
        <math:msub>
          <math:mi>Z</math:mi>
          <math:mo math:stretchy="false"></math:mo>
        </math:msub>
      </math:mrow>
    </math:mrow>
    <math:annotation math:encoding="StarMath 5.0">F_fluide = f cdot p cdot Z_%varepsilon</math:annotation>
  </math:semantics>
</math:math>
</file>